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ListParagraph" style:list-style-name="WWNum1" style:family="paragraph"/>
    <style:style style:name="P3" style:parent-style-name="ListParagraph" style:list-style-name="WWNum1" style:family="paragraph"/>
    <style:style style:name="P4" style:parent-style-name="ListParagraph" style:list-style-name="WWNum1" style:family="paragraph"/>
    <style:style style:name="P5" style:parent-style-name="ListParagraph" style:list-style-name="WWNum1" style:family="paragraph"/>
    <style:style style:name="P6" style:parent-style-name="Standard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NAME: TONNY HANNINGTONE MWANZA</text:p>
      <text:p text:style-name="Standard">ADM NO: 15177</text:p>
      <text:p text:style-name="Standard">TITLE: DESIGN AND IMPLEMENTATION OF SOCIAL NETWORKING SYSTEM</text:p>
      <text:p text:style-name="Standard"><text:s/>CASE STUDY: DISCORD INC</text:p>
      <text:p text:style-name="Standard"/>
      <text:p text:style-name="Standard">RATIONALE</text:p>
      <text:p text:style-name="Standard">This is a social platform that creates<text:s/>spaces online for communities to interact with each other.</text:p>
      <text:p text:style-name="Standard">It allows users to create rooms, join existing rooms and express their opinions in the rooms.</text:p>
      <text:p text:style-name="Standard">Each room created comes with a particular topic where different users are given the opportunity share what they think based on their topic of interest.</text:p>
      <text:p text:style-name="Standard">OBJECTIVES</text:p>
      <text:list text:style-name="WWNum1">
        <text:list-item>
          <text:p text:style-name="P2">To gain new online social communities. These communities allow people with similar interests to interact with each other.</text:p>
        </text:list-item>
        <text:list-item>
          <text:p text:style-name="P3">To facilitate communication- Enable users to interact and communicate with<text:s/>each other easily through messaging.</text:p>
        </text:list-item>
        <text:list-item>
          <text:p text:style-name="P4">To foster a sense of community among users by facilitating connections, discussions and collaborations.</text:p>
        </text:list-item>
        <text:list-item>
          <text:p text:style-name="P5">To disseminate information-<text:s/>Serve as a source of news<text:s/>and information, allowing users to stay updated on current events, trends and topics of interests through user-generated content and curated feeds.</text:p>
        </text:list-item>
      </text:list>
      <text:p text:style-name="P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DefaultParagraphFontWW" style:display-name="Default Paragraph Font (WW)" style:family="text"/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NNY</meta:initial-creator>
    <dc:creator>TONNY</dc:creator>
    <meta:creation-date>2024-01-29T08:57:00Z</meta:creation-date>
    <dc:date>2024-06-17T02:51:00Z</dc:date>
    <meta:template xlink:href="Normal" xlink:type="simple"/>
    <meta:editing-cycles>17</meta:editing-cycles>
    <meta:editing-duration>PT3240S</meta:editing-duration>
    <meta:user-defined meta:name="AppVersion">16.0000</meta:user-defined>
    <meta:document-statistic meta:page-count="1" meta:paragraph-count="2" meta:word-count="154" meta:character-count="1036" meta:row-count="7" meta:non-whitespace-character-count="884"/>
  </office:meta>
</office:document-meta>
</file>